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616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5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6" style:family="paragraph" style:parent-style-name="Text_20_body">
      <style:paragraph-properties fo:margin-left="2cm" fo:margin-right="0cm" fo:text-indent="-2cm" style:auto-text-indent="false"/>
      <style:text-properties style:font-name="Helvetica" fo:font-size="11pt" fo:font-weight="bold" style:font-size-asian="11pt" style:font-size-complex="11pt"/>
    </style:style>
    <style:style style:name="P7" style:family="paragraph" style:parent-style-name="Text_20_body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9" style:family="paragraph" style:parent-style-name="Text_20_body">
      <style:paragraph-properties fo:text-align="end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justify" style:justify-single-word="false" fo:break-before="page"/>
      <style:text-properties style:font-name="Helvetica" fo:font-size="11pt" style:font-size-asian="11pt" style:font-size-complex="11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2.065cm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3.494cm" style:type="right"/>
        </style:tab-stops>
        <style:background-image/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PCheader#%</text:p>
      <text:p text:style-name="Standard"/>
      <text:p text:style-name="P7">%=NSS_BILLAG=%</text:p>
      <text:p text:style-name="P7"/>
      <text:p text:style-name="P6">%=TITRE_BILLAG=%</text:p>
      <text:p text:style-name="P7"/>
      <text:p text:style-name="P8">%=POLITESSE_BILLAG=%</text:p>
      <text:p text:style-name="P7">%=PAR1_BILLAG=%</text:p>
      <text:p text:style-name="P7">%=PAR2_BILLAG=%</text:p>
      <text:p text:style-name="P7">%=PAR3_BILLAG=%</text:p>
      <text:p text:style-name="P7">%=PAR4_BILLAG=%</text:p>
      <text:p text:style-name="P2"/>
      <text:p text:style-name="P3">%=SALUTATIONS_BILLAG=%</text:p>
      <text:p text:style-name="P3"/>
      <text:p text:style-name="P3"/>
      <text:p text:style-name="P3"/>
      <text:p text:style-name="P4"/>
      <text:p text:style-name="P5"><text:tab/><text:span text:style-name="T1">Caisse cantonale vaudoise de compensation AVS</text:span></text:p>
      <text:p text:style-name="P12"><text:tab/>valable sans signature</text:p>
      <text:p text:style-name="P2"/>
      <text:p text:style-name="P2"/>
      <text:p text:style-name="P9"/>
      <text:p text:style-name="P10"/>
      <text:p text:style-name="P7"/>
      <text:p text:style-name="P7"><text:tab/></text:p>
      <text:p text:style-name="P9"><draw:frame draw:style-name="fr1" draw:name="Frame1" text:anchor-type="paragraph" svg:x="12.051cm" svg:y="0.434cm" svg:width="5.955cm" draw:z-index="0"><draw:text-box fo:min-height="0.769cm"><text:p text:style-name="P11">%=ADRESSE_FORM=%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9-01-22T15:50:06.21</dc:date>
    <meta:editing-cycles>39</meta:editing-cycles>
    <meta:editing-duration>PT1H17M5S</meta:editing-duration>
    <meta:document-statistic meta:table-count="0" meta:image-count="0" meta:object-count="0" meta:page-count="2" meta:paragraph-count="14" meta:word-count="21" meta:character-count="256"/>
    <meta:user-defined meta:name="Info 1"/>
    <meta:user-defined meta:name="Info 2"/>
    <meta:user-defined meta:name="Info 3"/>
    <meta:user-defined meta:name="Info 4"/>
  </office:meta>
</office:document-meta>
</file>